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4b3" officeooo:paragraph-rsid="0013b4b3"/>
    </style:style>
    <style:style style:name="P2" style:family="paragraph" style:parent-style-name="Standard">
      <style:text-properties officeooo:rsid="0013b4b3" officeooo:paragraph-rsid="001d0190"/>
    </style:style>
    <style:style style:name="P3" style:family="paragraph" style:parent-style-name="Standard">
      <style:text-properties officeooo:rsid="0016b742" officeooo:paragraph-rsid="0016b742"/>
    </style:style>
    <style:style style:name="P4" style:family="paragraph" style:parent-style-name="Standard">
      <style:text-properties officeooo:rsid="0016b742" officeooo:paragraph-rsid="0020da99"/>
    </style:style>
    <style:style style:name="P5" style:family="paragraph" style:parent-style-name="Standard">
      <style:text-properties fo:font-weight="bold" officeooo:rsid="0016b742" officeooo:paragraph-rsid="0016b742" style:font-weight-asian="bold" style:font-weight-complex="bold"/>
    </style:style>
    <style:style style:name="P6" style:family="paragraph" style:parent-style-name="Standard">
      <style:text-properties fo:font-weight="bold" officeooo:rsid="001e7318" officeooo:paragraph-rsid="001e7318" style:font-weight-asian="bold" style:font-weight-complex="bold"/>
    </style:style>
    <style:style style:name="P7" style:family="paragraph" style:parent-style-name="Standard">
      <style:text-properties fo:font-weight="bold" officeooo:rsid="0020b903" officeooo:paragraph-rsid="0020b903" style:font-weight-asian="bold" style:font-weight-complex="bold"/>
    </style:style>
    <style:style style:name="P8" style:family="paragraph" style:parent-style-name="Standard">
      <style:text-properties officeooo:paragraph-rsid="0013b4b3"/>
    </style:style>
    <style:style style:name="P9" style:family="paragraph" style:parent-style-name="Standard">
      <style:text-properties officeooo:rsid="001d0190" officeooo:paragraph-rsid="001d0190"/>
    </style:style>
    <style:style style:name="P10" style:family="paragraph" style:parent-style-name="Standard">
      <style:text-properties officeooo:paragraph-rsid="001e7318"/>
    </style:style>
    <style:style style:name="P11" style:family="paragraph" style:parent-style-name="Standard">
      <style:text-properties officeooo:rsid="001e7318" officeooo:paragraph-rsid="001e7318"/>
    </style:style>
    <style:style style:name="P12" style:family="paragraph" style:parent-style-name="Standard">
      <style:text-properties officeooo:rsid="001666e9" officeooo:paragraph-rsid="0013b4b3"/>
    </style:style>
    <style:style style:name="P13" style:family="paragraph" style:parent-style-name="Standard">
      <style:text-properties officeooo:paragraph-rsid="0020b903"/>
    </style:style>
    <style:style style:name="P14" style:family="paragraph" style:parent-style-name="Standard">
      <style:text-properties officeooo:paragraph-rsid="0020da99"/>
    </style:style>
    <style:style style:name="P15" style:family="paragraph" style:parent-style-name="Standard">
      <style:text-properties fo:font-weight="bold" officeooo:rsid="0013b4b3" officeooo:paragraph-rsid="0013b4b3" style:font-weight-asian="bold" style:font-weight-complex="bold"/>
    </style:style>
    <style:style style:name="P16" style:family="paragraph" style:parent-style-name="Standard">
      <style:text-properties officeooo:rsid="001d0190" officeooo:paragraph-rsid="001d0190"/>
    </style:style>
    <style:style style:name="P17" style:family="paragraph" style:parent-style-name="Standard">
      <style:text-properties fo:font-weight="normal" officeooo:rsid="001a040b" officeooo:paragraph-rsid="0013b4b3" style:font-weight-asian="normal" style:font-weight-complex="normal"/>
    </style:style>
    <style:style style:name="P18" style:family="paragraph" style:parent-style-name="Standard">
      <style:text-properties fo:font-weight="normal" officeooo:rsid="001e7318" officeooo:paragraph-rsid="001e7318" style:font-weight-asian="normal" style:font-weight-complex="normal"/>
    </style:style>
    <style:style style:name="P19" style:family="paragraph" style:parent-style-name="Standard">
      <style:text-properties fo:font-weight="normal" officeooo:rsid="0020b903" officeooo:paragraph-rsid="0020b903" style:font-weight-asian="normal" style:font-weight-complex="normal"/>
    </style:style>
    <style:style style:name="P20" style:family="paragraph" style:parent-style-name="Standard">
      <style:text-properties officeooo:rsid="0016b742" officeooo:paragraph-rsid="0020da99"/>
    </style:style>
    <style:style style:name="P21" style:family="paragraph" style:parent-style-name="Standard">
      <style:text-properties officeooo:paragraph-rsid="0020da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b4b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96f6" style:font-weight-asian="normal" style:font-weight-complex="normal"/>
    </style:style>
    <style:style style:name="T5" style:family="text">
      <style:text-properties fo:font-weight="normal" officeooo:rsid="00207d36" style:font-weight-asian="normal" style:font-weight-complex="normal"/>
    </style:style>
    <style:style style:name="T6" style:family="text">
      <style:text-properties fo:font-weight="normal" officeooo:rsid="0020b903" style:font-weight-asian="normal" style:font-weight-complex="normal"/>
    </style:style>
    <style:style style:name="T7" style:family="text">
      <style:text-properties fo:font-weight="normal" officeooo:rsid="0020da99" style:font-weight-asian="normal" style:font-weight-complex="normal"/>
    </style:style>
    <style:style style:name="T8" style:family="text">
      <style:text-properties fo:font-weight="normal" officeooo:rsid="0023d2bc" style:font-weight-asian="normal" style:font-weight-complex="normal"/>
    </style:style>
    <style:style style:name="T9" style:family="text">
      <style:text-properties officeooo:rsid="001e7318"/>
    </style:style>
    <style:style style:name="T10" style:family="text">
      <style:text-properties officeooo:rsid="001a040b"/>
    </style:style>
    <style:style style:name="T11" style:family="text">
      <style:text-properties officeooo:rsid="0020b903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weight="normal" officeooo:rsid="0020b903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officeooo:rsid="0020da99"/>
    </style:style>
    <style:style style:name="T16" style:family="text">
      <style:text-properties officeooo:rsid="0023d2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tab/>PROJECT PROPOSAL</text:p>
      <text:p text:style-name="P15"/>
      <text:p text:style-name="P9">Shreyash Jadhav</text:p>
      <text:p text:style-name="P2"><text:s/></text:p>
      <text:p text:style-name="P8"><text:span text:style-name="T2">Project Title: </text:span><text:span text:style-name="T3">Cache Memory Access Patterns in the GPU Architecture</text:span><text:span text:style-name="T1"> </text:span></text:p>
      <text:p text:style-name="P15"/>
      <text:p text:style-name="P9"><text:span text:style-name="T1">Tools used: </text:span><text:span text:style-name="T3">Multi2Sim</text:span></text:p>
      <text:p text:style-name="P1"/>
      <text:p text:style-name="P8"><text:span text:style-name="T2">Project Description: </text:span><text:span text:style-name="T4">S</text:span><text:span text:style-name="T5">tudy the MRU(most recently used) and LRU(least recently used ) cache accesses in L1 and L2 caches. To record and compare GPU cache access patterns for different workloads </text:span><text:span text:style-name="T6">on AMD Radeon. These simulations will be studied on the Multi2Sim.</text:span></text:p>
      <text:p text:style-name="P17"/>
      <text:p text:style-name="P6"><text:span text:style-name="T10">B</text:span>enchmarks <text:span text:style-name="T11">to be studied</text:span>:<text:span text:style-name="T3"> </text:span></text:p>
      <text:p text:style-name="P14"><text:span text:style-name="T7">AMD SI(Southern Island) – H</text:span><text:span text:style-name="T8">istogram, Radix Sort, Matrix Multiplication, Simple Convulation, Binary Search</text:span></text:p>
      <text:p text:style-name="P14"><text:span text:style-name="T7"/></text:p>
      <text:p text:style-name="P18"/>
      <text:p text:style-name="P19">Work breakdown:</text:p>
      <text:p text:style-name="P7"><text:span text:style-name="T3">Week 1(23rd – 29</text:span><text:span text:style-name="T12">th</text:span><text:span text:style-name="T14"> March):</text:span><text:span text:style-name="T3"> Study the Multi2Sim Simulator and the GPU architecture of AMD.</text:span></text:p>
      <text:p text:style-name="P13"><text:span text:style-name="T6">Week 2(30th March - 5</text:span><text:span text:style-name="T13">th</text:span><text:span text:style-name="T6"> April): Study and configure the MRU and LRU </text:span><text:span text:style-name="T7">for targeted </text:span><text:span text:style-name="T6">architectures.</text:span></text:p>
      <text:p text:style-name="P7"><text:span text:style-name="T3">Week 3 (6</text:span><text:span text:style-name="T12">th</text:span><text:span text:style-name="T3"> April – 10</text:span><text:span text:style-name="T12">th</text:span><text:span text:style-name="T3"> April): Run different </text:span><text:span text:style-name="T7">benchmarks and document the results.</text:span></text:p>
      <text:p text:style-name="P12"/>
      <text:p text:style-name="P5">Expected Grade:</text:p>
      <text:p text:style-name="P3">A<text:span text:style-name="T15">:</text:span> <text:s/><text:span text:style-name="T15">All benchmarks studied and documented for both the architectures.</text:span></text:p>
      <text:p text:style-name="P4">A- : All benchmarks studied and documented for one of the architectures.</text:p>
      <text:p text:style-name="P4">B : <text:s/><text:span text:style-name="T15">Configure Multi2Sim and configure the Cache accesses.</text:span></text:p>
      <text:p text:style-name="P3"/>
      <text:p text:style-name="P3">References:</text:p>
      <text:p text:style-name="P3"/>
      <text:p text:style-name="P10">1. Nimkar, Yash, "Cache Memory Access Patterns in the GPU Architecture" (2018). Thesis. Rochester Institute of Technology</text:p>
      <text:p text:style-name="P10"><text:span text:style-name="T9">2. </text:span>X. Gong, R. Ubal and D. Kaeli, “Multi2Sim Kepler: A detailed architectural GPU simulator,” 2017 IEEE International Symposium on Performance Analysis of Systems and Software (ISPASS), Santa Rosa, CA, 2017</text:p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7:47:01.551000000</meta:creation-date>
    <meta:generator>LibreOffice/6.3.3.2$Windows_X86_64 LibreOffice_project/a64200df03143b798afd1ec74a12ab50359878ed</meta:generator>
    <dc:date>2020-03-22T21:22:12.794000000</dc:date>
    <meta:editing-duration>P1DT9H57M59S</meta:editing-duration>
    <meta:editing-cycles>5</meta:editing-cycles>
    <meta:document-statistic meta:table-count="0" meta:image-count="0" meta:object-count="0" meta:page-count="1" meta:paragraph-count="19" meta:word-count="201" meta:character-count="1350" meta:non-whitespace-character-count="1154"/>
  </office:meta>
</office:document-meta>
</file>